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line-through-style="none" style:text-line-through-type="none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ext-properties style:use-window-font-color="true"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fo:font-weight="bold" style:font-weight-asian="bold" style:font-weight-complex="bold"/>
    </style:style>
    <style:style style:name="ce20" style:family="table-cell" style:parent-style-name="Default">
      <style:text-properties fo:color="#009900" style:font-name="Liberation Sans" style:font-name-asian="Droid Sans Fallback" style:font-name-complex="FreeSans"/>
    </style:style>
    <style:style style:name="ce21" style:family="table-cell" style:parent-style-name="Default">
      <style:text-properties fo:color="#009900"/>
    </style:style>
    <style:style style:name="ce22" style:family="table-cell" style:parent-style-name="Default">
      <style:table-cell-properties fo:background-color="transparent"/>
      <style:text-properties fo:color="#009900"/>
    </style:style>
    <style:style style:name="ce23" style:family="table-cell" style:parent-style-name="Default">
      <style:text-properties fo:color="#009900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31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ext (like health) center mein lao</text:p>
          </table:table-cell>
          <table:table-cell table:number-columns-repeated="2"/>
          <table:table-cell table:style-name="ce1"/>
          <table:table-cell table:number-columns-repeated="3"/>
          <table:table-cell table:style-name="ce12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ITEM KABHI KABHI GAAYAB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3" svg:width="3.888cm" svg:height="0.596cm" svg:x="25.82cm" svg:y="12.663cm" draw:caption-point-x="-0.995cm" draw:caption-point-y="-1.365cm">
              <dc:date>2014-10-22T00:00:00</dc:date>
              <text:p text:style-name="P2"><text:span text:style-name="T2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3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A*</text:p>
          </table:table-cell>
          <table:table-cell table:number-columns-repeated="2"/>
          <table:table-cell table:style-name="ce21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check having multiple pages in openGL</text:p>
          </table:table-cell>
          <table:table-cell table:style-name="ce2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4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Win Page</text:p>
          </table:table-cell>
          <table:table-cell table:style-name="ce22"/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9" office:value-type="string" calcext:value-type="string">
            <text:p><text:span text:style-name="T4">Phase</text:span> – 3</text:p>
          </table:table-cell>
          <table:table-cell table:style-name="ce19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Modes</text:p>
          </table:table-cell>
          <table:table-cell table:style-name="ce21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About players(magic powers)</text:p>
          </table:table-cell>
          <table:table-cell table:number-columns-repeated="4"/>
          <table:table-cell table:style-name="ce21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1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21" office:value-type="string" calcext:value-type="string">
            <text:p>Curse</text:p>
          </table:table-cell>
          <table:table-cell table:style-name="ce21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elect a hero &amp; select a team</text:p>
          </table:table-cell>
          <table:table-cell table:number-columns-repeated="5"/>
          <table:table-cell table:style-name="ce21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Display heroes</text:p>
          </table:table-cell>
          <table:table-cell table:number-columns-repeated="4"/>
          <table:table-cell table:style-name="ce29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9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Pre-start page</text:p>
          </table:table-cell>
          <table:table-cell table:number-columns-repeated="5"/>
          <table:table-cell table:style-name="ce21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Waiting for others to join (1 min wait)</text:p>
          </table:table-cell>
          <table:table-cell table:number-columns-repeated="4"/>
          <table:table-cell table:style-name="ce21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Check if the team already has 2 players</text:p>
          </table:table-cell>
          <table:table-cell table:number-columns-repeated="5"/>
          <table:table-cell table:style-name="ce21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 – Display separate map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30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1">
          <table:table-cell/>
          <table:table-cell table:style-name="ce21" office:value-type="string" calcext:value-type="string">
            <text:p>Player leaves the game</text:p>
          </table:table-cell>
          <table:table-cell table:style-name="ce2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11"/>
          <table:table-cell/>
        </table:table-row>
        <table:table-row table:style-name="ro1" table:number-rows-repeated="3">
          <table:table-cell table:number-columns-repeated="8"/>
          <table:table-cell table:style-name="ce11"/>
          <table:table-cell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26" office:value-type="string" calcext:value-type="string">
            <text:p>Bot</text:p>
          </table:table-cell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use bots in single player m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an give order to AI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ggle AI friend mode (a)</text:p>
          </table:table-cell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TENCY_HUMAN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7:12:45.598545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3T00:07:48.478971845</dc:date>
    <meta:editing-duration>P4DT8H59M4S</meta:editing-duration>
    <meta:editing-cycles>468</meta:editing-cycles>
    <meta:generator>LibreOffice/4.2.6.3$Linux_X86_64 LibreOffice_project/420m0$Build-3</meta:generator>
    <meta:document-statistic meta:table-count="6" meta:cell-count="230" meta:object-count="0"/>
  </office:meta>
</office:document-meta>
</file>